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4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5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6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7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8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9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10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11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2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3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4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5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6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7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8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9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20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21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22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2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思源黑体 CN Regular" fo:font-size="11pt" fo:font-weight="normal" officeooo:rsid="000ee32f" officeooo:paragraph-rsid="000ee32f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officeooo:paragraph-rsid="0009f07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6761e"/>
    </style:style>
    <style:style style:name="T4" style:family="text">
      <style:text-properties officeooo:rsid="0008b5cb"/>
    </style:style>
    <style:style style:name="T5" style:family="text">
      <style:text-properties officeooo:rsid="0009b1c7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06761e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officeooo:rsid="0009f072"/>
    </style:style>
    <style:style style:name="T9" style:family="text">
      <style:text-properties officeooo:rsid="000b51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1"><text:tab/><text:tab/><text:bookmark-start text:name="__DdeLink__152_579717327"/>导航<text:span text:style-name="T2">名_1:</text:span><text:bookmark-start text:name="__DdeLink__179_579717327"/><text:span text:style-name="T2">项目提成目标权重分配</text:span><text:bookmark-end text:name="__DdeLink__179_579717327"/></text:p>
      <text:p text:style-name="P1"><text:tab/><text:tab/><text:tab/>功能名_<text:span text:style-name="T1">1:列表 功能类型:网格</text:span></text:p>
      <text:list xml:id="list2845876281588486938" text:style-name="L1">
        <text:list-item>
          <text:p text:style-name="P6">字段名:地区</text:p>
        </text:list-item>
        <text:list-item>
          <text:p text:style-name="P6">字段名:项目名称</text:p>
        </text:list-item>
        <text:list-item>
          <text:p text:style-name="P6">字段名:完工时间<text:span text:style-name="T3">(月)</text:span></text:p>
        </text:list-item>
        <text:list-item>
          <text:p text:style-name="P6">字段名:合同金额</text:p>
        </text:list-item>
        <text:list-item>
          <text:p text:style-name="P6">字段名:回款周期</text:p>
        </text:list-item>
        <text:list-item>
          <text:p text:style-name="P6">字段名:重点性</text:p>
        </text:list-item>
        <text:list-item>
          <text:p text:style-name="P6">字段名:难易难度</text:p>
        </text:list-item>
        <text:list-item>
          <text:p text:style-name="P6">字段名:毛利率</text:p>
        </text:list-item>
        <text:list-item>
          <text:p text:style-name="P6">字段名:业务提成平均比例</text:p>
        </text:list-item>
        <text:list-item>
          <text:p text:style-name="P6">字段名:管理提成平均比例</text:p>
        </text:list-item>
        <text:list-item>
          <text:p text:style-name="P7">资金方平均比例</text:p>
        </text:list-item>
        <text:list-item>
          <text:p text:style-name="P6">字段名:员工持股平均比例</text:p>
        </text:list-item>
        <text:list-item>
          <text:p text:style-name="P6">字段名:公司风控备用金平均比例</text:p>
        </text:list-item>
        <text:list-item>
          <text:p text:style-name="P6">字段名:利润额</text:p>
        </text:list-item>
        <text:list-item>
          <text:p text:style-name="P6">字段名:目前比例总和</text:p>
        </text:list-item>
        <text:list-item>
          <text:p text:style-name="P6">字段名:备注</text:p>
        </text:list-item>
      </text:list>
      <text:p text:style-name="P1"><text:tab/><text:tab/><text:tab/>功能名_2:添加 <text:s/>功能类型:编辑</text:p>
      <text:list xml:id="list4899376751216903425" text:style-name="L2">
        <text:list-item>
          <text:p text:style-name="P8">字段名:地区 字段类型:单选框 必填</text:p>
        </text:list-item>
        <text:list-item>
          <text:p text:style-name="P8">字段名:项目名称 字段类型:文本框 必填 </text:p>
        </text:list-item>
        <text:list-item>
          <text:p text:style-name="P8">字段名:完工时间<text:span text:style-name="T3">(月) 字段类型:单选框 必填</text:span></text:p>
        </text:list-item>
        <text:list-item>
          <text:p text:style-name="P8">字段名:合同金额 字段类型:单选框 必填</text:p>
        </text:list-item>
        <text:list-item>
          <text:p text:style-name="P8">字段名:回款周期 字段类型:单选框 必填</text:p>
        </text:list-item>
        <text:list-item>
          <text:p text:style-name="P8">字段名:难易难度 字段类型:单选框 必填</text:p>
        </text:list-item>
        <text:list-item>
          <text:p text:style-name="P8">字段名:毛利率 字段类型:单选框 必填</text:p>
        </text:list-item>
        <text:list-item>
          <text:p text:style-name="P8">字段名:员工持股平均比例 字段类型:数字框 <text:span text:style-name="T4">(0~100) 必填</text:span></text:p>
        </text:list-item>
        <text:list-item>
          <text:p text:style-name="P8">字段名:公司风控备用金平均比例 字段类型:数字框 <text:span text:style-name="T4">(0~100) 必填</text:span></text:p>
        </text:list-item>
        <text:list-item>
          <text:p text:style-name="P8">字段名:备注 字段类型:文本框 非必填</text:p>
        </text:list-item>
      </text:list>
      <text:p text:style-name="P3"><text:tab/><text:tab/><text:tab/>功能名_<text:span text:style-name="T4">3:编辑 功能类型:编辑</text:span></text:p>
      <text:list xml:id="list4517693775141077974" text:style-name="L3">
        <text:list-item>
          <text:p text:style-name="P9">字段名:地区 字段类型:单选框 必填</text:p>
        </text:list-item>
        <text:list-item>
          <text:p text:style-name="P9">字段名:项目名称 字段类型:文本框 必填 </text:p>
        </text:list-item>
        <text:list-item>
          <text:p text:style-name="P9">字段名:完工时间<text:span text:style-name="T3">(月) 字段类型:单选框 必填</text:span></text:p>
        </text:list-item>
        <text:list-item>
          <text:p text:style-name="P9">字段名:合同金额 字段类型:单选框 必填</text:p>
        </text:list-item>
        <text:list-item>
          <text:p text:style-name="P9">字段名:回款周期 字段类型:单选框 必填</text:p>
        </text:list-item>
        <text:list-item>
          <text:p text:style-name="P9">字段名:难易难度 字段类型:单选框 必填</text:p>
        </text:list-item>
        <text:list-item>
          <text:p text:style-name="P9">字段名:毛利率 字段类型:单选框 必填</text:p>
        </text:list-item>
        <text:list-item>
          <text:p text:style-name="P9">字段名:员工持股平均比例 字段类型:数字框 <text:span text:style-name="T4">(0~100) 必填</text:span></text:p>
        </text:list-item>
        <text:list-item>
          <text:p text:style-name="P9">字段名:公司风控备用金平均比例 字段类型:数字框 <text:span text:style-name="T4">(0~100) 必填</text:span></text:p>
        </text:list-item>
        <text:list-item>
          <text:p text:style-name="P9"><text:soft-page-break/>字段名:备注 字段类型:文本框 非必填</text:p>
        </text:list-item>
      </text:list>
      <text:p text:style-name="P3"><text:tab/><text:tab/><text:tab/>功能名_<text:span text:style-name="T4">4:删除 功能类型:编辑</text:span></text:p>
      <text:p text:style-name="P3"><text:tab/><text:tab/>导航名_<text:span text:style-name="T5">2:项目提成目标定额</text:span></text:p>
      <text:p text:style-name="P3"><text:tab/><text:tab/><text:tab/>功能名_<text:span text:style-name="T5">1:列表 功能类型:列表</text:span></text:p>
      <text:list xml:id="list5842373206033146300" text:style-name="L4">
        <text:list-item>
          <text:p text:style-name="P10">字段名:地区</text:p>
        </text:list-item>
        <text:list-item>
          <text:p text:style-name="P10">字段名:项目名称</text:p>
        </text:list-item>
        <text:list-item>
          <text:p text:style-name="P10">字段名:影响因素<text:span text:style-name="T5">(总数)</text:span></text:p>
        </text:list-item>
        <text:list-item>
          <text:p text:style-name="P10">字段名:业务提成额</text:p>
        </text:list-item>
        <text:list-item>
          <text:p text:style-name="P10">字段名:管理提成额</text:p>
        </text:list-item>
        <text:list-item>
          <text:p text:style-name="P10">字段名:资金方额</text:p>
        </text:list-item>
        <text:list-item>
          <text:p text:style-name="P10">字段名:员工持股额</text:p>
        </text:list-item>
        <text:list-item>
          <text:p text:style-name="P10">字段名:公司风控备用金额</text:p>
        </text:list-item>
        <text:list-item>
          <text:p text:style-name="P10">字段名:备注</text:p>
        </text:list-item>
      </text:list>
      <text:p text:style-name="P3"><text:tab/><text:tab/><text:tab/>功能名_<text:span text:style-name="T5">2:添加 功能类型:编辑</text:span></text:p>
      <text:list xml:id="list6607711956608940879" text:style-name="L5">
        <text:list-item>
          <text:p text:style-name="P11">字段名:项目提成目标权重分配 字段类型:单选框 必填</text:p>
        </text:list-item>
        <text:list-item>
          <text:p text:style-name="P11">字段名:影响因素<text:span text:style-name="T5">(总数) 字段类型:数字框 必填</text:span></text:p>
        </text:list-item>
        <text:list-item>
          <text:p text:style-name="P11">字段名:备注 字段类型:文本框 非必填</text:p>
        </text:list-item>
      </text:list>
      <text:p text:style-name="P2"><text:tab/><text:tab/><text:tab/>功能名_<text:span text:style-name="T8">3:编辑 功能类型:编辑</text:span></text:p>
      <text:list xml:id="list8154836069178706300" text:style-name="L6">
        <text:list-item>
          <text:p text:style-name="P12">字段名:项目提成目标权重分配 字段类型:单选框 必填</text:p>
        </text:list-item>
        <text:list-item>
          <text:p text:style-name="P12">字段名:影响因素<text:span text:style-name="T5">(总数) 字段类型:数字框 必填</text:span></text:p>
        </text:list-item>
        <text:list-item>
          <text:p text:style-name="P12">字段名:备注 字段类型:文本框 非必填</text:p>
        </text:list-item>
      </text:list>
      <text:p text:style-name="P4"><text:tab/><text:tab/><text:tab/>功能名_<text:span text:style-name="T8">4:删除 功能类型:编辑</text:span><text:bookmark-end text:name="__DdeLink__152_579717327"/></text:p>
      <text:p text:style-name="P4"><text:tab/><text:tab/>导航<text:span text:style-name="T2">名_1:项目提成实际权重分配</text:span></text:p>
      <text:p text:style-name="P4"><text:tab/><text:tab/><text:tab/>功能名_<text:span text:style-name="T1">1:列表 功能类型:网格</text:span></text:p>
      <text:list xml:id="list5147729171184986455" text:style-name="L7">
        <text:list-item>
          <text:p text:style-name="P13">字段名:地区</text:p>
        </text:list-item>
        <text:list-item>
          <text:p text:style-name="P13">字段名:项目名称</text:p>
        </text:list-item>
        <text:list-item>
          <text:p text:style-name="P33"><text:span text:style-name="T6">字段名:完工时间</text:span><text:span text:style-name="T7">(月)</text:span></text:p>
        </text:list-item>
        <text:list-item>
          <text:p text:style-name="P13">字段名:合同金额</text:p>
        </text:list-item>
        <text:list-item>
          <text:p text:style-name="P13">字段名:回款周期</text:p>
        </text:list-item>
        <text:list-item>
          <text:p text:style-name="P13">字段名:重点性</text:p>
        </text:list-item>
        <text:list-item>
          <text:p text:style-name="P13">字段名:难易难度</text:p>
        </text:list-item>
        <text:list-item>
          <text:p text:style-name="P13">字段名:毛利率</text:p>
        </text:list-item>
        <text:list-item>
          <text:p text:style-name="P13">字段名:业务提成平均比例</text:p>
        </text:list-item>
        <text:list-item>
          <text:p text:style-name="P13">字段名:管理提成平均比例</text:p>
        </text:list-item>
        <text:list-item>
          <text:p text:style-name="P13">资金方平均比例</text:p>
        </text:list-item>
        <text:list-item>
          <text:p text:style-name="P13">字段名:员工持股平均比例</text:p>
        </text:list-item>
        <text:list-item>
          <text:p text:style-name="P13">字段名:公司风控备用金平均比例</text:p>
        </text:list-item>
        <text:list-item>
          <text:p text:style-name="P13">字段名:利润额</text:p>
        </text:list-item>
        <text:list-item>
          <text:p text:style-name="P13">字段名:目前比例总和</text:p>
        </text:list-item>
        <text:list-item>
          <text:p text:style-name="P13">字段名:备注</text:p>
        </text:list-item>
      </text:list>
      <text:p text:style-name="P4"><text:tab/><text:tab/><text:tab/>功能名_2:添加 <text:s/>功能类型:编辑</text:p>
      <text:list xml:id="list2550119672239510423" text:style-name="L8">
        <text:list-item>
          <text:p text:style-name="P14">字段名:地区 字段类型:单选框 必填</text:p>
        </text:list-item>
        <text:list-item>
          <text:p text:style-name="P14">字段名:项目名称 字段类型:文本框 必填 </text:p>
        </text:list-item>
        <text:list-item>
          <text:p text:style-name="P14">字段名:完工时间<text:span text:style-name="T3">(月) 字段类型:单选框 必填</text:span></text:p>
        </text:list-item>
        <text:list-item>
          <text:p text:style-name="P14"><text:soft-page-break/>字段名:合同金额 字段类型:单选框 必填</text:p>
        </text:list-item>
        <text:list-item>
          <text:p text:style-name="P14">字段名:回款周期 字段类型:单选框 必填</text:p>
        </text:list-item>
        <text:list-item>
          <text:p text:style-name="P14">字段名:难易难度 字段类型:单选框 必填</text:p>
        </text:list-item>
        <text:list-item>
          <text:p text:style-name="P14">字段名:毛利率 字段类型:单选框 必填</text:p>
        </text:list-item>
        <text:list-item>
          <text:p text:style-name="P14">字段名:员工持股平均比例 字段类型:数字框 <text:span text:style-name="T4">(0~100) 必填</text:span></text:p>
        </text:list-item>
        <text:list-item>
          <text:p text:style-name="P14">字段名:公司风控备用金平均比例 字段类型:数字框 <text:span text:style-name="T4">(0~100) 必填</text:span></text:p>
        </text:list-item>
        <text:list-item>
          <text:p text:style-name="P14">字段名:备注 字段类型:文本框 非必填</text:p>
        </text:list-item>
      </text:list>
      <text:p text:style-name="P4"><text:tab/><text:tab/><text:tab/>功能名_<text:span text:style-name="T4">3:编辑 功能类型:编辑</text:span></text:p>
      <text:list xml:id="list1990486549215157981" text:style-name="L9">
        <text:list-item>
          <text:p text:style-name="P15">字段名:地区 字段类型:单选框 必填</text:p>
        </text:list-item>
        <text:list-item>
          <text:p text:style-name="P15">字段名:项目名称 字段类型:文本框 必填 </text:p>
        </text:list-item>
        <text:list-item>
          <text:p text:style-name="P15">字段名:完工时间<text:span text:style-name="T3">(月) 字段类型:单选框 必填</text:span></text:p>
        </text:list-item>
        <text:list-item>
          <text:p text:style-name="P15">字段名:合同金额 字段类型:单选框 必填</text:p>
        </text:list-item>
        <text:list-item>
          <text:p text:style-name="P15">字段名:回款周期 字段类型:单选框 必填</text:p>
        </text:list-item>
        <text:list-item>
          <text:p text:style-name="P15">字段名:难易难度 字段类型:单选框 必填</text:p>
        </text:list-item>
        <text:list-item>
          <text:p text:style-name="P15">字段名:毛利率 字段类型:单选框 必填</text:p>
        </text:list-item>
        <text:list-item>
          <text:p text:style-name="P15">字段名:员工持股平均比例 字段类型:数字框 <text:span text:style-name="T4">(0~100) 必填</text:span></text:p>
        </text:list-item>
        <text:list-item>
          <text:p text:style-name="P15">字段名:公司风控备用金平均比例 字段类型:数字框 <text:span text:style-name="T4">(0~100) 必填</text:span></text:p>
        </text:list-item>
        <text:list-item>
          <text:p text:style-name="P15">字段名:备注 字段类型:文本框 非必填</text:p>
        </text:list-item>
      </text:list>
      <text:p text:style-name="P4"><text:tab/><text:tab/><text:tab/>功能名_<text:span text:style-name="T4">4:删除 功能类型:编辑</text:span></text:p>
      <text:p text:style-name="P4"><text:tab/><text:tab/>导航名_<text:span text:style-name="T5">2:项目提成实际定额</text:span></text:p>
      <text:p text:style-name="P4"><text:tab/><text:tab/><text:tab/>功能名_<text:span text:style-name="T5">1:列表 功能类型:列表</text:span></text:p>
      <text:list xml:id="list8407733842170218560" text:style-name="L10">
        <text:list-item>
          <text:p text:style-name="P16">字段名:地区</text:p>
        </text:list-item>
        <text:list-item>
          <text:p text:style-name="P16">字段名:项目名称</text:p>
        </text:list-item>
        <text:list-item>
          <text:p text:style-name="P16">字段名:影响因素<text:span text:style-name="T5">(总数)</text:span></text:p>
        </text:list-item>
        <text:list-item>
          <text:p text:style-name="P16">字段名:业务提成额</text:p>
        </text:list-item>
        <text:list-item>
          <text:p text:style-name="P16">字段名:管理提成额</text:p>
        </text:list-item>
        <text:list-item>
          <text:p text:style-name="P16">字段名:资金方额</text:p>
        </text:list-item>
        <text:list-item>
          <text:p text:style-name="P16">字段名:员工持股额</text:p>
        </text:list-item>
        <text:list-item>
          <text:p text:style-name="P16">字段名:公司风控备用金额</text:p>
        </text:list-item>
        <text:list-item>
          <text:p text:style-name="P16">字段名:备注</text:p>
        </text:list-item>
      </text:list>
      <text:p text:style-name="P4"><text:tab/><text:tab/><text:tab/>功能名_<text:span text:style-name="T5">2:添加 功能类型:编辑</text:span></text:p>
      <text:list xml:id="list685121617999237591" text:style-name="L11">
        <text:list-item>
          <text:p text:style-name="P17">字段名:项目提成实际权重分配 字段类型:单选框 必填</text:p>
        </text:list-item>
        <text:list-item>
          <text:p text:style-name="P17">字段名:影响因素<text:span text:style-name="T5">(总数) 字段类型:数字框 必填</text:span></text:p>
        </text:list-item>
        <text:list-item>
          <text:p text:style-name="P17">字段名:备注 字段类型:文本框 非必填</text:p>
        </text:list-item>
      </text:list>
      <text:p text:style-name="P4"><text:tab/><text:tab/><text:tab/>功能名_<text:span text:style-name="T8">3:编辑 功能类型:编辑</text:span></text:p>
      <text:list xml:id="list88655155690783246" text:style-name="L12">
        <text:list-item>
          <text:p text:style-name="P18">字段名:项目提成实际权重分配 字段类型:单选框 必填</text:p>
        </text:list-item>
        <text:list-item>
          <text:p text:style-name="P18">字段名:影响因素<text:span text:style-name="T5">(总数) 字段类型:数字框 必填</text:span></text:p>
        </text:list-item>
        <text:list-item>
          <text:p text:style-name="P18">字段名:备注 字段类型:文本框 非必填</text:p>
        </text:list-item>
      </text:list>
      <text:p text:style-name="P4"><text:tab/><text:tab/><text:tab/>功能名_<text:span text:style-name="T8">4:删除 功能类型:编辑</text:span></text:p>
      <text:p text:style-name="P4"><text:tab/>导航下拉名_<text:span text:style-name="T8">2:占比分配</text:span></text:p>
      <text:p text:style-name="P4"><text:tab/><text:tab/>导航名_<text:span text:style-name="T8">1:完工时间</text:span></text:p>
      <text:p text:style-name="P4"><text:tab/><text:tab/><text:tab/>功能名_<text:span text:style-name="T8">1:列表 功能类型:列表</text:span></text:p>
      <text:list xml:id="list4775909706905311307" text:style-name="L13">
        <text:list-item>
          <text:p text:style-name="P19">字段名:完工时间<text:span text:style-name="T9">(月)</text:span></text:p>
        </text:list-item>
        <text:list-item>
          <text:p text:style-name="P19">字段名:重要性</text:p>
        </text:list-item>
        <text:list-item>
          <text:p text:style-name="P19"><text:soft-page-break/>字段名:提成比例</text:p>
        </text:list-item>
        <text:list-item>
          <text:p text:style-name="P19">字段名:管理能力</text:p>
        </text:list-item>
      </text:list>
      <text:p text:style-name="P4"><text:tab/><text:tab/><text:tab/>功能名_<text:span text:style-name="T9">2:添加 功能类型:编辑</text:span></text:p>
      <text:list xml:id="list5750232739255105352" text:style-name="L14">
        <text:list-item>
          <text:p text:style-name="P21">字段名:完工时间<text:span text:style-name="T9">(月) 字段类型:数字框 <text:s/>必填</text:span></text:p>
        </text:list-item>
        <text:list-item>
          <text:p text:style-name="P21">字段名:重要性<text:span text:style-name="T9"> 字段类型:数字框 <text:s/>必填</text:span></text:p>
        </text:list-item>
        <text:list-item>
          <text:p text:style-name="P21">字段名:提成比例<text:span text:style-name="T9"> 字段类型:数字框 <text:s/>必填</text:span></text:p>
        </text:list-item>
        <text:list-item>
          <text:p text:style-name="P21">字段名:管理能力<text:span text:style-name="T9"> 字段类型:数字框 <text:s/>必填</text:span></text:p>
        </text:list-item>
      </text:list>
      <text:p text:style-name="P5"><text:tab/><text:tab/><text:tab/>功能名_<text:span text:style-name="T9">3:编辑 功能类型:编辑</text:span></text:p>
      <text:list xml:id="list9020651435607362208" text:style-name="L15">
        <text:list-item>
          <text:p text:style-name="P22">字段名:完工时间<text:span text:style-name="T9">(月) 字段类型:数字框 <text:s/>必填</text:span></text:p>
        </text:list-item>
        <text:list-item>
          <text:p text:style-name="P22">字段名:重要性<text:span text:style-name="T9"> 字段类型:数字框 <text:s/>必填</text:span></text:p>
        </text:list-item>
        <text:list-item>
          <text:p text:style-name="P22">字段名:提成比例<text:span text:style-name="T9"> 字段类型:数字框 <text:s/>必填</text:span></text:p>
        </text:list-item>
        <text:list-item>
          <text:p text:style-name="P22">字段名:管理能力<text:span text:style-name="T9"> 字段类型:数字框 <text:s/>必填</text:span></text:p>
        </text:list-item>
      </text:list>
      <text:p text:style-name="P5"><text:tab/><text:tab/><text:tab/>功能名_<text:span text:style-name="T9">4:删除 功能类型:编辑</text:span></text:p>
      <text:p text:style-name="P5"><text:tab/><text:tab/>导航名_<text:span text:style-name="T9">2:回款周期</text:span></text:p>
      <text:p text:style-name="P5"><text:tab/><text:tab/><text:tab/>功能名_<text:span text:style-name="T8">1:列表 功能类型:列表</text:span></text:p>
      <text:list xml:id="list102127927907275" text:continue-list="list4775909706905311307" text:style-name="L13">
        <text:list-item>
          <text:p text:style-name="P20">字段名:<text:span text:style-name="T8">回款周期(月)</text:span></text:p>
        </text:list-item>
        <text:list-item>
          <text:p text:style-name="P20">字段名:重要性</text:p>
        </text:list-item>
        <text:list-item>
          <text:p text:style-name="P20">字段名:提成比例</text:p>
        </text:list-item>
        <text:list-item>
          <text:p text:style-name="P20">字段名:<text:bookmark-start text:name="__DdeLink__176_579717327"/>资金方<text:bookmark-end text:name="__DdeLink__176_579717327"/></text:p>
        </text:list-item>
      </text:list>
      <text:p text:style-name="P5"><text:tab/><text:tab/><text:tab/>功能名_<text:span text:style-name="T9">2:添加 功能类型:编辑</text:span></text:p>
      <text:list xml:id="list5917135848201409509" text:style-name="L16">
        <text:list-item>
          <text:p text:style-name="P23">字段名:<text:span text:style-name="T8">回款周期(月) 字段类型:数字框 <text:s/>必填</text:span></text:p>
        </text:list-item>
        <text:list-item>
          <text:p text:style-name="P23">字段名:重要性<text:span text:style-name="T9"> 字段类型:数字框 <text:s/>必填</text:span></text:p>
        </text:list-item>
        <text:list-item>
          <text:p text:style-name="P23">字段名:提成比例<text:span text:style-name="T9"> 字段类型:数字框 <text:s/>必填</text:span></text:p>
        </text:list-item>
        <text:list-item>
          <text:p text:style-name="P23">字段名:资金方<text:span text:style-name="T9"> 字段类型:数 字框 <text:s/>必填</text:span></text:p>
        </text:list-item>
      </text:list>
      <text:p text:style-name="P5"><text:tab/><text:tab/><text:tab/>功能名_<text:span text:style-name="T9">3:编辑 功能类型:编辑</text:span></text:p>
      <text:list xml:id="list3659580512967603245" text:style-name="L17">
        <text:list-item>
          <text:p text:style-name="P24">字段名:<text:span text:style-name="T8">回款周期(月) 字段类型:数字框 <text:s/>必填</text:span></text:p>
        </text:list-item>
        <text:list-item>
          <text:p text:style-name="P24">字段名:重要性<text:span text:style-name="T9"> 字段类型:数字框 <text:s/>必填</text:span></text:p>
        </text:list-item>
        <text:list-item>
          <text:p text:style-name="P24">字段名:提成比例<text:span text:style-name="T9"> 字段类型:数字框 <text:s/>必填</text:span></text:p>
        </text:list-item>
        <text:list-item>
          <text:p text:style-name="P24">字段名:资金方<text:span text:style-name="T9"> 字段类型:数字框 <text:s/>必填</text:span></text:p>
        </text:list-item>
      </text:list>
      <text:p text:style-name="P5"><text:tab/><text:tab/><text:tab/>功能名_<text:span text:style-name="T9">4:删除 功能类型:编辑</text:span></text:p>
      <text:p text:style-name="P5"><text:tab/><text:tab/>导航名_<text:span text:style-name="T9">3:合同金额</text:span></text:p>
      <text:p text:style-name="P5"><text:tab/><text:tab/><text:tab/>功能名_<text:span text:style-name="T8">1:列表 功能类型:列表</text:span></text:p>
      <text:list xml:id="list102128558377899" text:continue-list="list102127927907275" text:style-name="L13">
        <text:list-item>
          <text:p text:style-name="P20">字段名:<text:span text:style-name="T9">合同金额(万)</text:span></text:p>
        </text:list-item>
        <text:list-item>
          <text:p text:style-name="P20">字段名:重要性</text:p>
        </text:list-item>
        <text:list-item>
          <text:p text:style-name="P20">字段名:提成比例</text:p>
        </text:list-item>
        <text:list-item>
          <text:p text:style-name="P20">字段名:管理能力</text:p>
        </text:list-item>
      </text:list>
      <text:p text:style-name="P5"><text:tab/><text:tab/><text:tab/>功能名_<text:span text:style-name="T9">2:添加 功能类型:编辑</text:span></text:p>
      <text:list xml:id="list5737240480642636394" text:style-name="L18">
        <text:list-item>
          <text:p text:style-name="P25">字段名:<text:span text:style-name="T9">合同金额(万) 字段类型:数字框 <text:s/>必填</text:span></text:p>
        </text:list-item>
        <text:list-item>
          <text:p text:style-name="P25">字段名:重要性<text:span text:style-name="T9"> 字段类型:数字框 <text:s/>必填</text:span></text:p>
        </text:list-item>
        <text:list-item>
          <text:p text:style-name="P25">字段名:提成比例<text:span text:style-name="T9"> 字段类型:数字框 <text:s/>必填</text:span></text:p>
        </text:list-item>
        <text:list-item>
          <text:p text:style-name="P25">字段名:管理能力<text:span text:style-name="T9"> 字段类型:数字框 <text:s/>必填</text:span></text:p>
        </text:list-item>
      </text:list>
      <text:p text:style-name="P5"><text:tab/><text:tab/><text:tab/>功能名_<text:span text:style-name="T9">3:编辑 功能类型:编辑</text:span></text:p>
      <text:list xml:id="list6234150705763850195" text:style-name="L19">
        <text:list-item>
          <text:p text:style-name="P26">字段名:<text:span text:style-name="T9">合同金额(万) 字段类型:数字框 <text:s/>必填</text:span></text:p>
        </text:list-item>
        <text:list-item>
          <text:p text:style-name="P26">字段名:重要性<text:span text:style-name="T9"> 字段类型:数字框 <text:s/>必填</text:span></text:p>
        </text:list-item>
        <text:list-item>
          <text:p text:style-name="P26"><text:soft-page-break/>字段名:提成比例<text:span text:style-name="T9"> 字段类型:数字框 <text:s/>必填</text:span></text:p>
        </text:list-item>
        <text:list-item>
          <text:p text:style-name="P26">字段名:管理能力<text:span text:style-name="T9"> 字段类型:数字框 <text:s/>必填</text:span></text:p>
        </text:list-item>
      </text:list>
      <text:p text:style-name="P5"><text:tab/><text:tab/><text:tab/>功能名_<text:span text:style-name="T9">4:删除 功能类型:编辑</text:span></text:p>
      <text:p text:style-name="P5"><text:tab/><text:tab/>导航名_<text:span text:style-name="T9">4:难易度</text:span></text:p>
      <text:p text:style-name="P5"><text:tab/><text:tab/><text:tab/>功能名_<text:span text:style-name="T8">1:列表 功能类型:列表</text:span></text:p>
      <text:list xml:id="list102129479488323" text:continue-list="list102128558377899" text:style-name="L13">
        <text:list-item>
          <text:p text:style-name="P20">字段名:<text:span text:style-name="T9">难易度</text:span></text:p>
        </text:list-item>
        <text:list-item>
          <text:p text:style-name="P20">字段名:重要性</text:p>
        </text:list-item>
        <text:list-item>
          <text:p text:style-name="P20">字段名:提成比例</text:p>
        </text:list-item>
        <text:list-item>
          <text:p text:style-name="P20">字段名:管理能力</text:p>
        </text:list-item>
      </text:list>
      <text:p text:style-name="P5"><text:tab/><text:tab/><text:tab/>功能名_<text:span text:style-name="T9">2:添加 功能类型:编辑</text:span></text:p>
      <text:list xml:id="list5338530095542142879" text:style-name="L20">
        <text:list-item>
          <text:p text:style-name="P27">字段名:<text:span text:style-name="T9">难易度 字段类型:数字框 <text:s/>必填</text:span></text:p>
        </text:list-item>
        <text:list-item>
          <text:p text:style-name="P27">字段名:重要性<text:span text:style-name="T9"> 字段类型:数字框 <text:s/>必填</text:span></text:p>
        </text:list-item>
        <text:list-item>
          <text:p text:style-name="P27">字段名:提成比例<text:span text:style-name="T9"> 字段类型:数字框 <text:s/>必填</text:span></text:p>
        </text:list-item>
        <text:list-item>
          <text:p text:style-name="P27">字段名:管理能力<text:span text:style-name="T9"> 字段类型:数字框 <text:s/>必填</text:span></text:p>
        </text:list-item>
      </text:list>
      <text:p text:style-name="P5"><text:tab/><text:tab/><text:tab/>功能名_<text:span text:style-name="T9">3:编辑 功能类型:编辑</text:span></text:p>
      <text:list xml:id="list3612894761263506743" text:style-name="L21">
        <text:list-item>
          <text:p text:style-name="P28">字段名:<text:span text:style-name="T9">难易度字段类型:数字框 <text:s/>必填</text:span></text:p>
        </text:list-item>
        <text:list-item>
          <text:p text:style-name="P28">字段名:重要性<text:span text:style-name="T9"> 字段类型:数字框 <text:s/>必填</text:span></text:p>
        </text:list-item>
        <text:list-item>
          <text:p text:style-name="P28">字段名:提成比例<text:span text:style-name="T9"> 字段类型:数字框 <text:s/>必填</text:span></text:p>
        </text:list-item>
        <text:list-item>
          <text:p text:style-name="P28">字段名:管理能力<text:span text:style-name="T9"> 字段类型:数字框 <text:s/>必填</text:span></text:p>
        </text:list-item>
      </text:list>
      <text:p text:style-name="P5"><text:tab/><text:tab/><text:tab/>功能名_<text:span text:style-name="T9">4:删除 功能类型:编辑</text:span></text:p>
      <text:p text:style-name="P5"><text:tab/><text:tab/>导航名_<text:span text:style-name="T9">5:毛利率</text:span></text:p>
      <text:p text:style-name="P5"><text:tab/><text:tab/><text:tab/>功能名_<text:span text:style-name="T8">1:列表 功能类型:列表</text:span></text:p>
      <text:list xml:id="list102127612093196" text:continue-list="list102129479488323" text:style-name="L13">
        <text:list-item>
          <text:p text:style-name="P20">字段名:<text:span text:style-name="T9">毛利率</text:span></text:p>
        </text:list-item>
        <text:list-item>
          <text:p text:style-name="P20">字段名:重要性</text:p>
        </text:list-item>
        <text:list-item>
          <text:p text:style-name="P20">字段名:提成比例</text:p>
        </text:list-item>
        <text:list-item>
          <text:p text:style-name="P20">字段名:管理能力</text:p>
        </text:list-item>
      </text:list>
      <text:p text:style-name="P5"><text:tab/><text:tab/><text:tab/>功能名_<text:span text:style-name="T9">2:添加 功能类型:编辑</text:span></text:p>
      <text:list xml:id="list2565546389174224229" text:style-name="L22">
        <text:list-item>
          <text:p text:style-name="P29">字段名:<text:span text:style-name="T9">毛利率 字段类型:数字框 <text:s/>必填</text:span></text:p>
        </text:list-item>
        <text:list-item>
          <text:p text:style-name="P29">字段名:重要性<text:span text:style-name="T9"> 字段类型:数字框 <text:s/>必填</text:span></text:p>
        </text:list-item>
        <text:list-item>
          <text:p text:style-name="P29">字段名:提成比例<text:span text:style-name="T9"> 字段类型:数字框 <text:s/>必填</text:span></text:p>
        </text:list-item>
        <text:list-item>
          <text:p text:style-name="P29">字段名:管理能力<text:span text:style-name="T9"> 字段类型:数字框 <text:s/>必填</text:span></text:p>
        </text:list-item>
      </text:list>
      <text:p text:style-name="P5"><text:tab/><text:tab/><text:tab/>功能名_<text:span text:style-name="T9">3:编辑 功能类型:编辑</text:span></text:p>
      <text:list xml:id="list2127303606307687667" text:style-name="L23">
        <text:list-item>
          <text:p text:style-name="P30">字段名:<text:span text:style-name="T9">毛利率 字段类型:数字框 <text:s/>必填</text:span></text:p>
        </text:list-item>
        <text:list-item>
          <text:p text:style-name="P30">字段名:重要性<text:span text:style-name="T9"> 字段类型:数字框 <text:s/>必填</text:span></text:p>
        </text:list-item>
        <text:list-item>
          <text:p text:style-name="P30">字段名:提成比例<text:span text:style-name="T9"> 字段类型:数字框 <text:s/>必填</text:span></text:p>
        </text:list-item>
        <text:list-item>
          <text:p text:style-name="P30">字段名:管理能力<text:span text:style-name="T9"> 字段类型:数字框 <text:s/>必填</text:span></text:p>
        </text:list-item>
      </text:list>
      <text:p text:style-name="P5"><text:tab/><text:tab/><text:tab/>功能名_<text:span text:style-name="T9">4:删除 功能类型:编辑</text:span></text:p>
      <text:p text:style-name="P5"/>
      <text:p text:style-name="P32">修改:添加权限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6-29T10:21:27.266863778</dc:date>
    <meta:editing-duration>PT49M38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5" meta:paragraph-count="212" meta:word-count="3127" meta:character-count="3863" meta:non-whitespace-character-count="3460"/>
  </office:meta>
</office:document-meta>
</file>